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3"/>
    <style:style style:name="P5" style:family="paragraph" style:parent-style-name="Text_20_body" style:list-style-name="L4"/>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ra saber mais: aplicações da imutabilidade</text:h>
      <text:p text:style-name="Text_20_body">Como vimos, podemos ter na orientação a objetos: </text:p>
      <text:list text:style-name="L1">
        <text:list-item>
          <text:p text:style-name="P1"><text:span text:style-name="Strong_20_Emphasis">Objetos Mutáveis:</text:span> São aqueles que podem ser alterados após sua criação, como os <text:span text:style-name="Source_20_Text">StringBuilders</text:span>.</text:p>
        </text:list-item>
        <text:list-item>
          <text:p text:style-name="P1"><text:span text:style-name="Strong_20_Emphasis">Objetos Imutáveis:</text:span> Ao contrário dos mutáveis, uma vez que um objeto imutável é criado, ele não pode ser alterado, como a classe <text:span text:style-name="Source_20_Text">String</text:span>.</text:p>
        </text:list-item>
      </text:list>
      <text:p text:style-name="Text_20_body">A escolha entre usar objetos imutáveis ou mutáveis pode ter um impacto significativo na performance da sua aplicação. </text:p>
      <text:p text:style-name="Text_20_body">Objetos imutáveis são simples de entender e trabalhar, pois você não precisa se preocupar com mudanças inesperadas de estado. Eles também são seguros para uso em ambientes <text:span text:style-name="Emphasis">multithread</text:span>, onde múltiplas threads acessam o mesmo objeto, pois não há risco de uma thread alterar o objeto enquanto outra está lendo. No entanto, a criação constante de novos objetos pode ser custosa em termos de performance e uso de memória.</text:p>
      <text:p text:style-name="Text_20_body">Por outro lado, objetos mutáveis, ao evitar a criação frequente de novos objetos, podem oferecer melhor performance em cenários onde as alterações de estado são frequentes. Mas isso vem com a complexidade de gerenciar o acesso e a modificação desses objetos de forma segura, especialmente em ambientes <text:span text:style-name="Emphasis">multithread</text:span>.</text:p>
      <text:p text:style-name="Text_20_body">Embora frequentemente associada a <text:span text:style-name="Emphasis">Data Transfer Objects</text:span> (DTOs), a imutabilidade tem aplicações valiosas em outros contextos, como sistemas distribuídos, programação funcional e segurança de aplicações. Vamos explorar esses contextos com exemplos práticos e entender os benefícios da imutabilidade.</text:p>
      <text:h text:style-name="Heading_20_3" text:outline-level="3">Sistemas Distribuídos</text:h>
      <text:p text:style-name="Text_20_body">Em sistemas distribuídos, diferentes partes do seu aplicativo estão espalhadas em diferentes servidores ou até mesmo diferentes locais geográficos. Assim, a imutabilidade oferece uma série de vantagens.</text:p>
      <text:p text:style-name="Text_20_body">Imagine que você tem um objeto que representa a configuração de um sistema. Essa configuração é compartilhada entre várias máquinas. Se a configuração fosse mutável, uma máquina poderia alterá-la, causando inconsistências e possíveis falhas em outras máquinas que esperam uma configuração diferente. Com um objeto imutável, qualquer alteração requer a criação de uma <text:span text:style-name="Strong_20_Emphasis">nova instância da configuração</text:span>, que pode ser distribuída de forma controlada, garantindo que <text:span text:style-name="Strong_20_Emphasis">todas as máquinas estejam sincronizadas</text:span>.</text:p>
      <text:p text:style-name="Text_20_body">Assim, poderemos ter:</text:p>
      <text:list text:style-name="L2">
        <text:list-item>
          <text:p text:style-name="P2"><text:span text:style-name="Strong_20_Emphasis">Consistência de Dados:</text:span> Garante que todos os componentes do sistema vejam a mesma versão dos dados, evitando conflitos.</text:p>
        </text:list-item>
        <text:list-item>
          <text:p text:style-name="P2"><text:span text:style-name="Strong_20_Emphasis">Facilidade de Raciocínio:</text:span> Menos preocupações com sincronização ou dados sendo alterados inesperadamente.</text:p>
        </text:list-item>
        <text:list-item>
          <text:p text:style-name="P2"><text:soft-page-break/><text:span text:style-name="Strong_20_Emphasis">Performance:</text:span> Reduz a necessidade de mecanismos de bloqueio, que podem ser caros em termos de desempenho.</text:p>
        </text:list-item>
      </text:list>
      <text:h text:style-name="Heading_20_3" text:outline-level="3">Programação Funcional</text:h>
      <text:p text:style-name="Text_20_body">A programação funcional é um paradigma de programação em que as funções são tratadas como as partes de maior importância no código, e a imutabilidade é um de seus princípios.</text:p>
      <text:p text:style-name="Text_20_body">Considere uma lista de números. Você quer criar uma nova lista com todos os números dobrados. Em uma abordagem funcional imutável, você aplicaria uma função que dobra os números a cada elemento da lista original, resultando em uma nova lista, sem alterar a original.</text:p>
      <text:p text:style-name="Text_20_body">Fazemos isso em Java da seguinte forma:</text:p>
      <text:p text:style-name="Preformatted_20_Text"><text:span text:style-name="Source_20_Text">import java.util.ArrayList;</text:span></text:p>
      <text:p text:style-name="Preformatted_20_Text"><text:span text:style-name="Source_20_Text">import java.util.Arrays;</text:span></text:p>
      <text:p text:style-name="Preformatted_20_Text"><text:span text:style-name="Source_20_Text">import java.util.List;</text:span></text:p>
      <text:p text:style-name="Preformatted_20_Text"><text:span text:style-name="Source_20_Text">import java.util.stream.Collectors;</text:span></text:p>
      <text:p text:style-name="Preformatted_20_Text"/>
      <text:p text:style-name="Preformatted_20_Text"><text:span text:style-name="Source_20_Text">public class Main {</text:span></text:p>
      <text:p text:style-name="Preformatted_20_Text"><text:span text:style-name="Source_20_Text"><text:s text:c="4"/>public static void main(String[] args) {</text:span></text:p>
      <text:p text:style-name="Preformatted_20_Text"><text:span text:style-name="Source_20_Text"><text:s text:c="8"/>List&lt;Integer&gt; numeros = Arrays.asList(1, 2, 3, 4);</text:span></text:p>
      <text:p text:style-name="Preformatted_20_Text"><text:span text:style-name="Source_20_Text"><text:s text:c="8"/>List&lt;Integer&gt; dobrados = numeros.stream()</text:span></text:p>
      <text:p text:style-name="Preformatted_20_Text"><text:span text:style-name="Source_20_Text"><text:s text:c="40"/>.map(n -&gt; n * 2)</text:span></text:p>
      <text:p text:style-name="Preformatted_20_Text"><text:span text:style-name="Source_20_Text"><text:s text:c="40"/>.collect(Collectors.toList());</text:span></text:p>
      <text:p text:style-name="Preformatted_20_Text"/>
      <text:p text:style-name="Preformatted_20_Text"><text:span text:style-name="Source_20_Text"><text:s text:c="8"/>System.out.println(numeros); <text:s/>// [1, 2, 3, 4]</text:span></text:p>
      <text:p text:style-name="Preformatted_20_Text"><text:span text:style-name="Source_20_Text"><text:s text:c="8"/>System.out.println(dobrados); // [2, 4, 6, 8]</text:span></text:p>
      <text:p text:style-name="Preformatted_20_Text"><text:span text:style-name="Source_20_Text"><text:s text:c="4"/>}</text:span></text:p>
      <text:p text:style-name="P3"><text:span text:style-name="Source_20_Text">}</text:span></text:p>
      <text:p text:style-name="Text_20_body">Assim, estamos garantindo:</text:p>
      <text:list text:style-name="L3">
        <text:list-item>
          <text:p text:style-name="P4"><text:span text:style-name="Strong_20_Emphasis">Previsibilidade:</text:span> Como as funções não mudam nada além delas mesmas, e os dados não mudam, nosso código se torna mais fácil de entender e prever o que vai acontecer.</text:p>
        </text:list-item>
        <text:list-item>
          <text:p text:style-name="P4"><text:span text:style-name="Strong_20_Emphasis">Facilidade de Teste:</text:span> Cada função pode ser testada isoladamente, melhorando a qualidade do código.</text:p>
        </text:list-item>
        <text:list-item>
          <text:p text:style-name="P4"><text:span text:style-name="Strong_20_Emphasis">Concorrência:</text:span> Evitar mudanças nos dados faz com que seja mais seguro trabalhar em ambientes onde várias coisas estão acontecendo ao mesmo tempo.</text:p>
        </text:list-item>
      </text:list>
      <text:h text:style-name="Heading_20_3" text:outline-level="3">Segurança de Aplicações</text:h>
      <text:p text:style-name="Text_20_body">A imutabilidade também pode aumentar a segurança das aplicações, prevenindo uma classe de vulnerabilidades relacionadas à alteração de estados.</text:p>
      <text:p text:style-name="Text_20_body">Considere um objeto que armazena informações de sessão de um usuário. Se esse objeto for imutável, um atacante (ou hacker), que de alguma forma ganhe acesso ao sistema, não poderá alterar a sessão para elevar seus privilégios.</text:p>
      <text:p text:style-name="Text_20_body">Dessa forma, podemos ter:</text:p>
      <text:list text:style-name="L4">
        <text:list-item>
          <text:p text:style-name="P5"><text:span text:style-name="Strong_20_Emphasis">Integridade de Dados:</text:span> Dados imutáveis são mais difíceis de serem corrompidos ou alterados por agentes maliciosos.</text:p>
        </text:list-item>
        <text:list-item>
          <text:p text:style-name="P5"><text:soft-page-break/><text:span text:style-name="Strong_20_Emphasis">Prevenção contra Ataques:</text:span> Reduz a superfície de ataque, limitando o que pode ser alterado em um ataque.</text:p>
        </text:list-item>
      </text:list>
      <text:p text:style-name="Text_20_body">Como várias coisas no desenvolvimento de software, a escolha entre objetos imutáveis e mutáveis em Java depende do contexto específico da sua aplicação. É importante que você considere cuidadosamente seu contexto para fazer a melhor escolha possível, ganhando aplicações performáticas e segura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4T17:52:06.782108100</meta:creation-date>
    <dc:date>2025-12-14T17:59:41.302067200</dc:date>
    <meta:editing-duration>PT7M35S</meta:editing-duration>
    <meta:editing-cycles>2</meta:editing-cycles>
    <meta:generator>LibreOffice/25.2.7.2$Windows_x86 LibreOffice_project/5cbfd1ab6520636bb5f7b99185aa69bd7456825d</meta:generator>
    <meta:document-statistic meta:table-count="0" meta:image-count="0" meta:object-count="0" meta:page-count="3" meta:paragraph-count="44" meta:word-count="720" meta:character-count="4922" meta:non-whitespace-character-count="4133"/>
  </office:meta>
</office:document-meta>
</file>